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language="es" fo:country="ES"/>
    </style:style>
    <style:style style:name="T6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number:date-style style:name="N121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XXX_PROF_A_XXX XXX_NOMBRE_XXX XXX_APELLIDO_XXX </text:p>
      <text:p text:style-name="P4">DEL XXX_FECHA_INICIO_XXX al XXX_FECHA_FIN_XXX </text:p>
      <text:p text:style-name="P4"><text:hidden-paragraph text:condition="ooow:[Contratos.DATOS.es_lapso]!=&quot;si&quot;" text:is-hidden="true"/></text:p>
      <text:p text:style-name="P6">dedicación: XXX_DEDICACION_XXX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XXX_ACT_DOC_XXX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XXX_ACT_INV_XXX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XXX_ACT_EXT_XXX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XXX_HORARIO_XXX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3"><text:date style:data-style-name="N121" text:date-value="2022-02-14T16:52:05.882784579">febrero 2022</text:date>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52:05.624202803</dc:date>
    <meta:print-date>2013-11-19T15:12:00</meta:print-date>
    <meta:editing-cycles>138</meta:editing-cycles>
    <meta:editing-duration>P1DT6H56M9S</meta:editing-duration>
    <meta:generator>LibreOffice/5.1.6.2$Linux_X86_64 LibreOffice_project/10m0$Build-2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